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57</dc:date>
    <meta:editing-duration>PT6H6M41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6" meta:character-count="738" meta:non-whitespace-character-count="645"/>
  </office:meta>
</office:document-meta>
</file>